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98adc"/>
    </style:style>
    <style:style style:name="P2" style:family="paragraph" style:parent-style-name="Preformatted_20_Text">
      <style:paragraph-properties fo:orphans="1" style:writing-mode="lr-tb"/>
      <style:text-properties officeooo:paragraph-rsid="00098adc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98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2: Simulating Elliptic Curves as Structured Space Nodes</text:span></text:p>
      <text:p text:style-name="P2"/>
      <text:p text:style-name="P2"><text:span text:style-name="Source_20_Text"># Define a function to compute structured space density from an elliptic curve</text:span></text:p>
      <text:p text:style-name="P2"><text:span text:style-name="Source_20_Text">def elliptic_curve_space(x, y, a=-1, b=1):</text:span></text:p>
      <text:p text:style-name="P2"><text:span text:style-name="Source_20_Text"><text:s text:c="4"/>"""Models structured space emergence using elliptic curve constraints."""</text:span></text:p>
      <text:p text:style-name="P2"><text:span text:style-name="Source_20_Text"><text:s text:c="4"/>return (y**2 - (x**3 + a*x + b)) / np.sqrt(x**2 + y**2 + 1e-6) <text:s/># Avoid division by zero</text:span></text:p>
      <text:p text:style-name="P2"/>
      <text:p text:style-name="P2"><text:span text:style-name="Source_20_Text"># Generate grid for visualization</text:span></text:p>
      <text:p text:style-name="P2"><text:span text:style-name="Source_20_Text">x_vals_space = np.linspace(-2, 2, 200)</text:span></text:p>
      <text:p text:style-name="P2"><text:span text:style-name="Source_20_Text">y_vals_space = np.linspace(-2, 2, 200)</text:span></text:p>
      <text:p text:style-name="P2"><text:span text:style-name="Source_20_Text">X_space, Y_space = np.meshgrid(x_vals_space, y_vals_space)</text:span></text:p>
      <text:p text:style-name="P2"><text:span text:style-name="Source_20_Text">Z_space = elliptic_curve_space(X_space, Y_space)</text:span></text:p>
      <text:p text:style-name="P2"/>
      <text:p text:style-name="P2"><text:span text:style-name="Source_20_Text"># Plot structured space emergence using elliptic curve constraints</text:span></text:p>
      <text:p text:style-name="P2"><text:span text:style-name="Source_20_Text">plt.figure(figsize=(10, 6))</text:span></text:p>
      <text:p text:style-name="P2"><text:span text:style-name="Source_20_Text">plt.contourf(X_space, Y_space, Z_space, cmap="coolwarm", levels=50)</text:span></text:p>
      <text:p text:style-name="P2"><text:span text:style-name="Source_20_Text">plt.colorbar(label="Structured Space Density")</text:span></text:p>
      <text:p text:style-name="P2"><text:span text:style-name="Source_20_Text">plt.title("Elliptic Curve as Emergent Space in COM")</text:span></text:p>
      <text:p text:style-name="P2"><text:span text:style-name="Source_20_Text">plt.xlabel("X Coordinate (Modular Field)")</text:span></text:p>
      <text:p text:style-name="P2"><text:span text:style-name="Source_20_Text">plt.ylabel("Y Coordinate (Wave Interaction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13:50.205955433</meta:creation-date>
    <dc:date>2025-02-09T12:14:29.620835911</dc:date>
    <meta:editing-duration>PT40S</meta:editing-duration>
    <meta:editing-cycles>1</meta:editing-cycles>
    <meta:document-statistic meta:table-count="0" meta:image-count="0" meta:object-count="0" meta:page-count="1" meta:paragraph-count="18" meta:word-count="114" meta:character-count="921" meta:non-whitespace-character-count="816"/>
    <meta:generator>LibreOffice/24.2.7.2$Linux_X86_64 LibreOffice_project/420$Build-2</meta:generator>
  </office:meta>
</office:document-meta>
</file>